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deb3d" draw:textarea-horizontal-align="center" draw:textarea-vertical-align="middle"/>
    </style:style>
    <style:style style:name="gr2" style:family="graphic" style:parent-style-name="standard">
      <style:graphic-properties draw:fill="hatch" draw:fill-color="#808080" draw:fill-hatch-name="Black_20_90_20_Degrees" draw:fill-hatch-solid="true" draw:textarea-horizontal-align="center" draw:textarea-vertical-align="middle"/>
    </style:style>
    <style:style style:name="gr3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c0c0c0" draw:fill-hatch-solid="tru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.5cm" svg:height="1cm" svg:x="0.75cm" svg:y="2cm">
          <text:p/>
        </draw:rect>
        <draw:rect draw:style-name="gr2" draw:text-style-name="P1" draw:layer="layout" svg:width="1cm" svg:height="1.75cm" svg:x="1.5cm" svg:y="0cm">
          <text:p/>
        </draw:rect>
        <draw:g>
          <draw:line draw:style-name="gr3" draw:text-style-name="P1" draw:layer="layout" svg:x1="1cm" svg:y1="3.25cm" svg:x2="1cm" svg:y2="4cm">
            <text:p/>
          </draw:line>
          <draw:rect draw:style-name="gr4" draw:text-style-name="P1" draw:layer="layout" svg:width="0.5cm" svg:height="0.25cm" svg:x="0.75cm" svg:y="3cm">
            <text:p/>
          </draw:rect>
        </draw:g>
        <draw:g>
          <draw:line draw:style-name="gr3" draw:text-style-name="P1" draw:layer="layout" svg:x1="2cm" svg:y1="3.25cm" svg:x2="2cm" svg:y2="4cm">
            <text:p/>
          </draw:line>
          <draw:rect draw:style-name="gr4" draw:text-style-name="P1" draw:layer="layout" svg:width="0.5cm" svg:height="0.25cm" svg:x="1.75cm" svg:y="3cm">
            <text:p/>
          </draw:rect>
        </draw:g>
        <draw:g>
          <draw:line draw:style-name="gr3" draw:text-style-name="P1" draw:layer="layout" svg:x1="3cm" svg:y1="3.25cm" svg:x2="3cm" svg:y2="4cm">
            <text:p/>
          </draw:line>
          <draw:rect draw:style-name="gr4" draw:text-style-name="P1" draw:layer="layout" svg:width="0.5cm" svg:height="0.25cm" svg:x="2.75cm" svg:y="3cm">
            <text:p/>
          </draw:rect>
        </draw:g>
        <draw:g>
          <draw:glue-point draw:id="4" svg:x="5cm" svg:y="-3cm" draw:escape-direction="right"/>
          <draw:glue-point draw:id="5" svg:x="-5cm" svg:y="-3cm" draw:escape-direction="left"/>
          <draw:polyline draw:style-name="gr5" draw:text-style-name="P1" draw:layer="layout" svg:width="1.999cm" svg:height="0.499cm" draw:transform="rotate (3.1415926535892) translate (3.00000000000015cm 2.74999999999963cm)" svg:viewBox="0 0 2000 500" draw:points="0,250 250,250 375,500 625,0 875,500 1125,0 1375,500 1625,0 1750,250 2000,250">
            <text:p/>
          </draw:polyline>
          <draw:line draw:style-name="gr6" draw:text-style-name="P1" draw:layer="layout" svg:x1="2cm" svg:y1="3.25cm" svg:x2="2cm" svg:y2="2.75cm">
            <text:p/>
          </draw:line>
        </draw:g>
        <draw:polyline draw:style-name="gr5" draw:text-style-name="P1" draw:layer="layout" svg:width="0.749cm" svg:height="0.249cm" draw:transform="rotate (1.5707963267946) translate (1cm 3.25cm)" svg:viewBox="0 0 750 250" draw:points="0,0 750,0 750,250">
          <text:p/>
        </draw:polyline>
        <draw:polyline draw:style-name="gr5" draw:text-style-name="P1" draw:layer="layout" svg:width="0.749cm" svg:height="0.249cm" draw:transform="rotate (-1.57079632679579) translate (3cm 2.49999999999993cm)" svg:viewBox="0 0 750 250" draw:points="750,0 0,0 0,250">
          <text:p/>
        </draw:polyline>
        <draw:rect draw:style-name="gr7" draw:text-style-name="P1" draw:layer="layout" svg:width="1.5cm" svg:height="0.25cm" svg:x="1.25cm" svg:y="1.7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9T15:19:05.25</dc:date>
    <meta:editing-duration>PT1H11M53S</meta:editing-duration>
    <meta:editing-cycles>33</meta:editing-cycles>
    <meta:document-statistic meta:object-count="17"/>
  </office:meta>
</office:document-meta>
</file>